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08158f" officeooo:paragraph-rsid="000361c0" style:font-size-asian="22.75pt" style:font-weight-asian="bold" style:font-size-complex="26pt" style:font-weight-complex="bold"/>
    </style:style>
    <style:style style:name="P2" style:family="paragraph" style:parent-style-name="Standard">
      <style:text-properties style:font-name="arial" fo:font-size="14pt" fo:font-weight="bold" officeooo:paragraph-rsid="000361c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9a6b1" officeooo:paragraph-rsid="000361c0"/>
    </style:style>
    <style:style style:name="P4" style:family="paragraph" style:parent-style-name="Standard">
      <style:text-properties style:font-name="arial" officeooo:paragraph-rsid="000361c0"/>
    </style:style>
    <style:style style:name="P5" style:family="paragraph" style:parent-style-name="Standard">
      <style:text-properties fo:color="#0c4c8f" loext:opacity="100%" style:font-name="arial" officeooo:rsid="0009a6b1" officeooo:paragraph-rsid="000361c0"/>
    </style:style>
    <style:style style:name="P6" style:family="paragraph" style:parent-style-name="Standard">
      <style:text-properties fo:color="#0c4c8f" loext:opacity="100%" style:font-name="arial" officeooo:rsid="000ae90a" officeooo:paragraph-rsid="000361c0"/>
    </style:style>
    <style:style style:name="P7" style:family="paragraph" style:parent-style-name="Standard">
      <style:text-properties fo:color="#0c4c8f" loext:opacity="100%" style:font-name="arial" style:text-underline-style="solid" style:text-underline-width="auto" style:text-underline-color="font-color" officeooo:rsid="000bd6ad" officeooo:paragraph-rsid="000361c0"/>
    </style:style>
    <style:style style:name="P8" style:family="paragraph" style:parent-style-name="Standard">
      <style:text-properties officeooo:paragraph-rsid="000361c0"/>
    </style:style>
    <style:style style:name="P9" style:family="paragraph" style:parent-style-name="Standard">
      <style:text-properties fo:color="#000000" loext:opacity="100%" style:font-name="arial" fo:font-size="12pt" style:text-underline-style="none" officeooo:rsid="000d9439" officeooo:paragraph-rsid="0006dfd3" style:font-size-asian="10.5pt" style:font-size-complex="12pt"/>
    </style:style>
    <style:style style:name="P10" style:family="paragraph" style:parent-style-name="Standard">
      <style:text-properties fo:color="#000000" loext:opacity="100%" style:font-name="arial" fo:font-size="12pt" style:text-underline-style="none" officeooo:rsid="000d9439" officeooo:paragraph-rsid="000361c0" style:font-size-asian="10.5pt" style:font-size-complex="12pt"/>
    </style:style>
    <style:style style:name="P11" style:family="paragraph" style:parent-style-name="Standard">
      <style:text-properties fo:color="#000000" loext:opacity="100%" style:font-name="arial" officeooo:paragraph-rsid="000361c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d6ad"/>
    </style:style>
    <style:style style:name="T3" style:family="text">
      <style:text-properties officeooo:rsid="000420c4"/>
    </style:style>
    <style:style style:name="T4" style:family="text">
      <style:text-properties fo:color="#0c4c8f" loext:opacity="100%" fo:font-size="12pt" style:text-underline-style="none" officeooo:rsid="000d9439" style:font-size-asian="10.5pt" style:font-size-complex="12pt"/>
    </style:style>
    <style:style style:name="T5" style:family="text">
      <style:text-properties officeooo:rsid="0006dfd3"/>
    </style:style>
    <style:style style:name="T6" style:family="text">
      <style:text-properties fo:color="#000000" loext:opacity="100%"/>
    </style:style>
    <style:style style:name="T7" style:family="text">
      <style:text-properties fo:font-size="12pt" style:text-underline-style="none" officeooo:rsid="000d943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de decisiones</text:p>
      <text:p text:style-name="P8"/>
      <text:p text:style-name="P2">EJERCICIO <text:span text:style-name="T5">2</text:span></text:p>
      <text:p text:style-name="P11"><text:span text:style-name="T7"/></text:p>
      <text:p text:style-name="P10">La empresa QUIMICA SA comercializa sus productos químicos a dos clases de clientes: productores industriales y distribuidores. Es política de la empresa otorgarles bonificaciones de acuerdo al monto de ventas de cada factura.</text:p>
      <text:p text:style-name="P10"/>
      <text:p text:style-name="P9">Si el cliente es productor industrial y el pedido es igual o superior a $ 1.000 pero inferior a $ 5.000, tendrá una bonificación del 5%. Si el cliente es distribuidor y el pedido es igual o superior a $ 5.000, pero inferior a $ 20.000, gozará de un descuento del 8%. </text:p>
      <text:p text:style-name="P9"/>
      <text:p text:style-name="P9">Si el cliente es industrial y el pedido es inferior a $ 1.000, no se efectuará ninguna bonificación, al igual que si el cliente es distribuidor y el pedido es inferior a $ 5.000. </text:p>
      <text:p text:style-name="P9"/>
      <text:p text:style-name="P9">Si el cliente es distribuidor y el pedido es mayor o igual a $ 20.000, se lo bonificará con un 15%. Si el cliente es industrial y el pedido es igual o mayor a $ 5.000 tendrá una bonificación del 10%.</text:p>
      <text:p text:style-name="P9"/>
      <text:p text:style-name="P10">Se pide: reflejar estas reglas de decisión en una tabla de decis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4:17.444730081</meta:creation-date>
    <dc:date>2024-01-12T18:55:14.547741072</dc:date>
    <meta:editing-duration>PT19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77" meta:character-count="968" meta:non-whitespace-character-count="796"/>
  </office:meta>
</office:document-meta>
</file>